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342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00/00/00</text:date>, <text:time style:data-style-name="N2" text:time-value="12:01:09.89776036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10-10T12:01:58.495756342</dc:date>
    <meta:editing-duration>PT5H5M35S</meta:editing-duration>
    <meta:editing-cycles>43</meta:editing-cycles>
    <meta:generator>LibreOffice/7.0.2.2$Linux_X86_64 LibreOffice_project/8349ace3c3162073abd90d81fd06dcfb6b36b994</meta:generator>
    <meta:document-statistic meta:table-count="1" meta:cell-count="699" meta:object-count="0"/>
  </office:meta>
</office:document-meta>
</file>